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cTale: Assessing the Correlation Between Narrative Beauty and Self-Similarity in Grimm's Folktales</text:p>
      <text:p text:style-name="Standard"/>
      <text:p text:style-name="Standard"/>
      <text:p text:style-name="P2">Cosimo Palma, Florentina Armaselu</text:p>
      <text:p text:style-name="P2"/>
      <text:p text:style-name="P2"/>
      <text:p text:style-name="P4"/>
      <text:p text:style-name="P3">The aim of this work is investigating self-similarity in stories, focusing on a selection of Grimm's folktales in English, German, Italian, and Spanish language. Story-episodes are defined as text units above the sentence-level, and the homothety is used to assess the similarity between distributions of values at various scales, such as the episode, the sentence, and the clause. The Moran's I is computed for every textual level to provide a measure of autocorrelation that models the text as a spatial object. A similar evaluation is then performed on informativeness-values computed on the Dependency Distance and the Eventfulness of every tale-sentence using the Hurst Exponent, i.e. modeling the text as a time-series. </text:p>
      <text:p text:style-name="P3">In our case study, literary quality is approached as the tale's presence in the "Best fairytales" list according to the source website of the harvested corpus.</text:p>
      <text:p text:style-name="P3">The results of these experiments are validated against a control corpus of randomly generated stories and a subset of Europeana stories, then discussed, highlighting the implications of self-similarity in narrative structures and its potential impact on the perception of narrative beauty, which would significantly improve the engineering of future metrics for automatic assessment of literary qu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36S</meta:editing-duration>
    <meta:editing-cycles>3</meta:editing-cycles>
    <meta:generator>OpenOffice/4.1.7$Win32 OpenOffice.org_project/417m1$Build-9800</meta:generator>
    <dc:date>2025-01-15T21:59:13.12</dc:date>
    <meta:document-statistic meta:table-count="0" meta:image-count="0" meta:object-count="0" meta:page-count="1" meta:paragraph-count="5" meta:word-count="209" meta:character-count="1422"/>
    <meta:user-defined meta:name="Info 1"/>
    <meta:user-defined meta:name="Info 2"/>
    <meta:user-defined meta:name="Info 3"/>
    <meta:user-defined meta:name="Info 4"/>
  </office:meta>
</office:document-meta>
</file>